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fb5" officeooo:paragraph-rsid="001a7fb5"/>
    </style:style>
    <style:style style:name="P2" style:family="paragraph" style:parent-style-name="Standard">
      <style:text-properties officeooo:rsid="001a7fb5" officeooo:paragraph-rsid="001bc7e9"/>
    </style:style>
    <style:style style:name="P3" style:family="paragraph" style:parent-style-name="Standard">
      <style:text-properties officeooo:rsid="001bc7e9" officeooo:paragraph-rsid="001bc7e9"/>
    </style:style>
    <style:style style:name="P4" style:family="paragraph" style:parent-style-name="Standard">
      <style:text-properties officeooo:rsid="001bc7e9" officeooo:paragraph-rsid="00208ad8"/>
    </style:style>
    <style:style style:name="P5" style:family="paragraph" style:parent-style-name="Standard">
      <style:text-properties officeooo:rsid="001bf158" officeooo:paragraph-rsid="001bf158"/>
    </style:style>
    <style:style style:name="P6" style:family="paragraph" style:parent-style-name="Standard">
      <style:text-properties officeooo:rsid="001bf158" officeooo:paragraph-rsid="00208ad8"/>
    </style:style>
    <style:style style:name="P7" style:family="paragraph" style:parent-style-name="Standard">
      <style:text-properties officeooo:rsid="001cb867" officeooo:paragraph-rsid="001cb867"/>
    </style:style>
    <style:style style:name="P8" style:family="paragraph" style:parent-style-name="Standard">
      <style:text-properties officeooo:rsid="001cb867" officeooo:paragraph-rsid="00208ad8"/>
    </style:style>
    <style:style style:name="P9" style:family="paragraph" style:parent-style-name="Standard">
      <style:text-properties officeooo:rsid="001d5c53" officeooo:paragraph-rsid="001d5c53"/>
    </style:style>
    <style:style style:name="P10" style:family="paragraph" style:parent-style-name="Standard">
      <style:text-properties officeooo:rsid="001d5c53" officeooo:paragraph-rsid="00208ad8"/>
    </style:style>
    <style:style style:name="P11" style:family="paragraph" style:parent-style-name="Standard">
      <style:text-properties officeooo:rsid="001d6d2b" officeooo:paragraph-rsid="001d6d2b"/>
    </style:style>
    <style:style style:name="P12" style:family="paragraph" style:parent-style-name="Standard">
      <style:text-properties officeooo:rsid="001d6d2b" officeooo:paragraph-rsid="00208ad8"/>
    </style:style>
    <style:style style:name="P13" style:family="paragraph" style:parent-style-name="Standard">
      <style:text-properties officeooo:rsid="001ea8a2" officeooo:paragraph-rsid="001ea8a2"/>
    </style:style>
    <style:style style:name="P14" style:family="paragraph" style:parent-style-name="Standard">
      <style:text-properties officeooo:rsid="001ea8a2" officeooo:paragraph-rsid="00208ad8"/>
    </style:style>
    <style:style style:name="P15" style:family="paragraph" style:parent-style-name="Standard">
      <style:text-properties officeooo:rsid="00208ad8" officeooo:paragraph-rsid="00208ad8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bc7e9"/>
    </style:style>
    <style:style style:name="P1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bf158"/>
    </style:style>
    <style:style style:name="P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cb867"/>
    </style:style>
    <style:style style:name="P1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d5c53"/>
    </style:style>
    <style:style style:name="P2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208ad8"/>
    </style:style>
    <style:style style:name="P2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d6d2b"/>
    </style:style>
    <style:style style:name="P2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bc7e9" officeooo:paragraph-rsid="001ea8a2"/>
    </style:style>
    <style:style style:name="T1" style:family="text">
      <style:text-properties officeooo:rsid="001bc7e9"/>
    </style:style>
    <style:style style:name="T2" style:family="text">
      <style:text-properties officeooo:rsid="001bf158"/>
    </style:style>
    <style:style style:name="T3" style:family="text">
      <style:text-properties officeooo:rsid="001cb867"/>
    </style:style>
    <style:style style:name="T4" style:family="text">
      <style:text-properties officeooo:rsid="001d5c53"/>
    </style:style>
    <style:style style:name="T5" style:family="text">
      <style:text-properties officeooo:rsid="001d6d2b"/>
    </style:style>
    <style:style style:name="T6" style:family="text">
      <style:text-properties officeooo:rsid="001ea8a2"/>
    </style:style>
    <style:style style:name="T7" style:family="text">
      <style:text-properties officeooo:rsid="00208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estcase 1</text:p>
      <text:p text:style-name="P1">System: Othello Game</text:p>
      <text:p text:style-name="P1">Client startup check</text:p>
      <text:p text:style-name="P3">Severity: 1</text:p>
      <text:p text:style-name="P3"/>
      <text:p text:style-name="P1">Instructions: </text:p>
      <text:p text:style-name="P1">1. <text:span text:style-name="T1">The client console connects and attempts to connect to the server. </text:span></text:p>
      <text:p text:style-name="P1"/>
      <text:p text:style-name="P1">Expected Results: </text:p>
      <text:p text:style-name="P1">1. <text:span text:style-name="T1">The client requires a login</text:span></text:p>
      <text:p text:style-name="P1"/>
      <text:p text:style-name="P3">2. The client awaits termination by the user.</text:p>
      <text:p text:style-name="P16"/>
      <text:p text:style-name="P3"/>
      <text:p text:style-name="P3">Testcase 2</text:p>
      <text:p text:style-name="P3">System: Othello Game</text:p>
      <text:p text:style-name="P3">Server-side Startup</text:p>
      <text:p text:style-name="P3">Severity: 1</text:p>
      <text:p text:style-name="P3"/>
      <text:p text:style-name="P2">Instructions: </text:p>
      <text:p text:style-name="P2">1. <text:span text:style-name="T1">At start up, provide port information</text:span></text:p>
      <text:p text:style-name="P2"/>
      <text:p text:style-name="P3">Expected Result: </text:p>
      <text:p text:style-name="P3">1. The server responds that its awaiting a connection to the client side: </text:p>
      <text:p text:style-name="P3"/>
      <text:p text:style-name="P3">Server is listening for clients on port “xxxx”</text:p>
      <text:p text:style-name="P3"/>
      <text:p text:style-name="P3">Cleanup: </text:p>
      <text:p text:style-name="P3">To kill server type CTRL+C</text:p>
      <text:p text:style-name="P16"/>
      <text:p text:style-name="P4"/>
      <text:p text:style-name="P3">Testcase 3</text:p>
      <text:p text:style-name="P3">System: Othello Games</text:p>
      <text:p text:style-name="P3">User registers on the client-side</text:p>
      <text:p text:style-name="P3">Severity: 1</text:p>
      <text:p text:style-name="P3"/>
      <text:p text:style-name="P3">Instructions: </text:p>
      <text:p text:style-name="P3">1. At start-up, user is prompted to login or register, choosing registe<text:span text:style-name="T2">r makes you input a 3-7 character string along with the same allotted for the password.</text:span></text:p>
      <text:p text:style-name="P3"/>
      <text:p text:style-name="P5">Expected result: </text:p>
      <text:p text:style-name="P5">1. Username is checked to see if it's not null or within the string requirement and is allowed within these parameters</text:p>
      <text:p text:style-name="P5">2. If allowed, user is brought into game UI.</text:p>
      <text:p text:style-name="P17"/>
      <text:p text:style-name="P4"/>
      <text:p text:style-name="P5"><text:soft-page-break/></text:p>
      <text:p text:style-name="P5">Testcase 4</text:p>
      <text:p text:style-name="P5">System: Othello Game</text:p>
      <text:p text:style-name="P5">User logins into Game</text:p>
      <text:p text:style-name="P5">Severity: 1 </text:p>
      <text:p text:style-name="P5"/>
      <text:p text:style-name="P5">Instructions:</text:p>
      <text:p text:style-name="P5">1. Login with username and a password.</text:p>
      <text:p text:style-name="P5"/>
      <text:p text:style-name="P5">Expected result:</text:p>
      <text:p text:style-name="P5">1. Client-side recognizes the login/pass combination and the user is brought to the game UI screen.</text:p>
      <text:p text:style-name="P17"/>
      <text:p text:style-name="P4"/>
      <text:p text:style-name="P5">Testcase 5</text:p>
      <text:p text:style-name="P5">System: Othello Game</text:p>
      <text:p text:style-name="P5">User starts game</text:p>
      <text:p text:style-name="P5">Severity: 1</text:p>
      <text:p text:style-name="P5"/>
      <text:p text:style-name="P5">Instructions:</text:p>
      <text:p text:style-name="P5">1. Game UI is give and user selects start games.</text:p>
      <text:p text:style-name="P5"/>
      <text:p text:style-name="P5">Expected result: </text:p>
      <text:p text:style-name="P5">1. Game begins and starts up.</text:p>
      <text:p text:style-name="P17"/>
      <text:p text:style-name="P5"/>
      <text:p text:style-name="P5">Testcase 6:</text:p>
      <text:p text:style-name="P5">System: Othello Game</text:p>
      <text:p text:style-name="P5"><text:span text:style-name="T6">Spectating</text:span> the ga<text:span text:style-name="T3">mes</text:span></text:p>
      <text:p text:style-name="P5">Severity: 1 </text:p>
      <text:p text:style-name="P5"/>
      <text:p text:style-name="P5">Instructions: </text:p>
      <text:p text:style-name="P5">1. Select spectator view and login</text:p>
      <text:p text:style-name="P5"/>
      <text:p text:style-name="P5">Expected result:</text:p>
      <text:p text:style-name="P5">1. Spectator is allowed to vie<text:span text:style-name="T7">w</text:span></text:p>
      <text:p text:style-name="P17"/>
      <text:p text:style-name="P6"/>
      <text:p text:style-name="P5">Testcase 7</text:p>
      <text:p text:style-name="P5">System: Othello Game</text:p>
      <text:p text:style-name="P7">Logging in as an Administrator</text:p>
      <text:p text:style-name="P7">Severity: 1 </text:p>
      <text:p text:style-name="P7"/>
      <text:p text:style-name="P7">Instructions: </text:p>
      <text:p text:style-name="P7">1. At login, enter admininistrator login/password.</text:p>
      <text:p text:style-name="P7"/>
      <text:p text:style-name="P7">Expected result:</text:p>
      <text:p text:style-name="P7">1. User is logged in as an Admin.</text:p>
      <text:p text:style-name="P18"/>
      <text:p text:style-name="P7"><text:soft-page-break/>Testcase 8</text:p>
      <text:p text:style-name="P7">System: Othello Game</text:p>
      <text:p text:style-name="P7">Setting server parameters</text:p>
      <text:p text:style-name="P7">Severity: 2 </text:p>
      <text:p text:style-name="P7"/>
      <text:p text:style-name="P7">Instructions: </text:p>
      <text:p text:style-name="P7">1. Set port and host information when logged into server-side</text:p>
      <text:p text:style-name="P7"/>
      <text:p text:style-name="P7">Expected Result:</text:p>
      <text:p text:style-name="P7">1. Ports and host are set.</text:p>
      <text:p text:style-name="P18"/>
      <text:p text:style-name="P15"/>
      <text:p text:style-name="P7">Testcase 9</text:p>
      <text:p text:style-name="P7">System: Othello Game</text:p>
      <text:p text:style-name="P7">Make a move on Turn</text:p>
      <text:p text:style-name="P7">Severity: 2</text:p>
      <text:p text:style-name="P7"/>
      <text:p text:style-name="P7">Instructions: </text:p>
      <text:p text:style-name="P7">1. Move discs on board</text:p>
      <text:p text:style-name="P7"/>
      <text:p text:style-name="P7">Expected Result: </text:p>
      <text:p text:style-name="P7">1. Move is allowed and placed in destined spot.</text:p>
      <text:p text:style-name="P18"/>
      <text:p text:style-name="P8"/>
      <text:p text:style-name="P7">Testcase 10</text:p>
      <text:p text:style-name="P7">System: Othello Game</text:p>
      <text:p text:style-name="P7">Spectator makes move</text:p>
      <text:p text:style-name="P7">Severity: 3</text:p>
      <text:p text:style-name="P7"/>
      <text:p text:style-name="P7">Instructions:</text:p>
      <text:p text:style-name="P7">1. <text:span text:style-name="T4">Spectator makes move on board.</text:span></text:p>
      <text:p text:style-name="P7"/>
      <text:p text:style-name="P9">Expected result: </text:p>
      <text:p text:style-name="P9">1. Move isn't allowed and an error noise is given.</text:p>
      <text:p text:style-name="P19"/>
      <text:p text:style-name="P10"/>
      <text:p text:style-name="P15">Testcase 11</text:p>
      <text:p text:style-name="P15">System: Othello Game</text:p>
      <text:p text:style-name="P15">Current player makes move</text:p>
      <text:p text:style-name="P15">Severity: 1</text:p>
      <text:p text:style-name="P15"/>
      <text:p text:style-name="P15">Instructions:</text:p>
      <text:p text:style-name="P15">1. Move disc across the board</text:p>
      <text:p text:style-name="P15"/>
      <text:p text:style-name="P15">Expected results:</text:p>
      <text:p text:style-name="P15">1. Move is made and accepted on the board</text:p>
      <text:p text:style-name="P20"/>
      <text:p text:style-name="P10"/>
      <text:p text:style-name="P9"><text:soft-page-break/>Testcase <text:span text:style-name="T7">12</text:span></text:p>
      <text:p text:style-name="P9">System: Othello Game</text:p>
      <text:p text:style-name="P11">Make move when not your turn</text:p>
      <text:p text:style-name="P9">Severity: <text:span text:style-name="T5">3</text:span></text:p>
      <text:p text:style-name="P9"/>
      <text:p text:style-name="P11">Instructions:</text:p>
      <text:p text:style-name="P11">1. Make move on board on opposing opponents turn</text:p>
      <text:p text:style-name="P11"/>
      <text:p text:style-name="P11">Expected Results: </text:p>
      <text:p text:style-name="P11">1. Move isn't allowed</text:p>
      <text:p text:style-name="P11">2. Error noise is given</text:p>
      <text:p text:style-name="P20"/>
      <text:p text:style-name="P12"/>
      <text:p text:style-name="P11">Testcase 1<text:span text:style-name="T7">3</text:span></text:p>
      <text:p text:style-name="P11">System: Othello Game</text:p>
      <text:p text:style-name="P11">Clicking help</text:p>
      <text:p text:style-name="P11">Severity: 3</text:p>
      <text:p text:style-name="P11"/>
      <text:p text:style-name="P11">Instructions:</text:p>
      <text:p text:style-name="P11">1. Select the help tab on the upper left of the Game UI</text:p>
      <text:p text:style-name="P11"/>
      <text:p text:style-name="P11">Expected results:</text:p>
      <text:p text:style-name="P11">1. Game instructions appear along with other information</text:p>
      <text:p text:style-name="P21"/>
      <text:p text:style-name="P4"/>
      <text:p text:style-name="P13">Testcase 1<text:span text:style-name="T7">4</text:span></text:p>
      <text:p text:style-name="P13">System: Othello Game</text:p>
      <text:p text:style-name="P13">Exit Game</text:p>
      <text:p text:style-name="P13">Severity: 1</text:p>
      <text:p text:style-name="P13"/>
      <text:p text:style-name="P13">Instructions: </text:p>
      <text:p text:style-name="P13">1. Select quit game function in Game UI</text:p>
      <text:p text:style-name="P13"/>
      <text:p text:style-name="P13">Expected results:</text:p>
      <text:p text:style-name="P13">1. User is allowed to exit game and then displays:</text:p>
      <text:p text:style-name="P13"/>
      <text:p text:style-name="P13"><text:tab/>“Thanks for playing!”</text:p>
      <text:p text:style-name="P22"/>
      <text:p text:style-name="P14"/>
      <text:p text:style-name="P13">Testcase 1<text:span text:style-name="T7">5</text:span></text:p>
      <text:p text:style-name="P13">System: Othello Game</text:p>
      <text:p text:style-name="P13">Quit Client</text:p>
      <text:p text:style-name="P13">Severity: 1</text:p>
      <text:p text:style-name="P13"/>
      <text:p text:style-name="P13">Instructions: </text:p>
      <text:p text:style-name="P13">1. In clients console, type “#quit”.</text:p>
      <text:p text:style-name="P13"/>
      <text:p text:style-name="P13">Expected results: </text:p>
      <text:p text:style-name="P13"><text:soft-page-break/>1. The server gets the following message.</text:p>
      <text:p text:style-name="P13">&lt;loginID&gt; has disconnected</text:p>
      <text:p text:style-name="P22"/>
      <text:p text:style-name="P14"/>
      <text:p text:style-name="P13">Testcase 15</text:p>
      <text:p text:style-name="P13">System: Othello Game</text:p>
      <text:p text:style-name="P13">Qutting server</text:p>
      <text:p text:style-name="P13">Severity: 1</text:p>
      <text:p text:style-name="P13"/>
      <text:p text:style-name="P13">Instructions:</text:p>
      <text:p text:style-name="P13">1. In the console type “#quit” and hit enter.</text:p>
      <text:p text:style-name="P13"/>
      <text:p text:style-name="P13">Expected results:</text:p>
      <text:p text:style-name="P13">1. If no clients connected then server terminates gracefully displaying:</text:p>
      <text:p text:style-name="P13"/>
      <text:p text:style-name="P13">“Server closed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ton </meta:initial-creator>
    <meta:creation-date>2015-11-04T19:41:24.266902601</meta:creation-date>
    <dc:date>2015-11-04T21:41:19.320849147</dc:date>
    <dc:creator>colton </dc:creator>
    <meta:editing-duration>PT11M52S</meta:editing-duration>
    <meta:editing-cycles>1</meta:editing-cycles>
    <meta:document-statistic meta:table-count="0" meta:image-count="0" meta:object-count="0" meta:page-count="5" meta:paragraph-count="137" meta:word-count="554" meta:character-count="3361" meta:non-whitespace-character-count="2918"/>
    <meta:generator>LibreOffice/4.4.3.2$Linux_X86_64 LibreOffice_project/40m0$Build-2</meta:generator>
  </office:meta>
</office:document-meta>
</file>